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5714f"/>
    </style:style>
    <style:style style:name="P2" style:family="paragraph" style:parent-style-name="Standard">
      <style:text-properties officeooo:rsid="0004ae52" officeooo:paragraph-rsid="0005b600"/>
    </style:style>
    <style:style style:name="T1" style:family="text">
      <style:text-properties officeooo:rsid="000914a6"/>
    </style:style>
    <style:style style:name="T2" style:family="text">
      <style:text-properties officeooo:rsid="0005e551"/>
    </style:style>
    <style:style style:name="T3" style:family="text">
      <style:text-properties officeooo:rsid="0009bc41"/>
    </style:style>
    <style:style style:name="T4" style:family="text">
      <style:text-properties officeooo:rsid="000a118b"/>
    </style:style>
    <style:style style:name="T5" style:family="text">
      <style:text-properties officeooo:rsid="000cec26"/>
    </style:style>
    <style:style style:name="T6" style:family="text">
      <style:text-properties officeooo:rsid="0006a474"/>
    </style:style>
    <style:style style:name="T7" style:family="text">
      <style:text-properties officeooo:rsid="0008f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ne : </text:p>
      <text:p text:style-name="P1"/>
      <text:p text:style-name="P1">app :</text:p>
      <text:p text:style-name="P1">build : <text:span text:style-name="T1">Dossier contenant les versions osx et windows.</text:span></text:p>
      <text:p text:style-name="P1">Cursors : <text:span text:style-name="T1">Images des différents pointeurs. </text:span></text:p>
      <text:p text:style-name="P1">Data : </text:p>
      <text:p text:style-name="P1">desktop :<text:span text:style-name="T2">contient les images pour le bureau.</text:span></text:p>
      <text:p text:style-name="P1">devel-docs :</text:p>
      <text:p text:style-name="P1">docs :<text:span text:style-name="T3">contient la documentation de gimp.</text:span></text:p>
      <text:p text:style-name="P1">etc :</text:p>
      <text:p text:style-name="P1">libgimp :<text:span text:style-name="T4">contient les librairies propre à gimp. </text:span></text:p>
      <text:p text:style-name="P1">libgimpbase :</text:p>
      <text:p text:style-name="P2">libgimpcolor : <text:span text:style-name="T6">la librairie de gimp pour les couleurs</text:span></text:p>
      <text:p text:style-name="P2">libgimpsconfig :<text:span text:style-name="T7">Contient la librarie de configuration de gimp (color , gimpconfig , config writer)</text:span></text:p>
      <text:p text:style-name="P2">libgimpmath : <text:span text:style-name="T6">Contient les librairies des formules mathématiques pour gimp (vector , matrix …)</text:span></text:p>
      <text:p text:style-name="P1">libgimpmodule :</text:p>
      <text:p text:style-name="P1">libgimpthumb :</text:p>
      <text:p text:style-name="P1">libgimpwidgets :</text:p>
      <text:p text:style-name="P1">m4macros :</text:p>
      <text:p text:style-name="P1">menus :</text:p>
      <text:p text:style-name="P1">modules :</text:p>
      <text:p text:style-name="P1">plug-ins :</text:p>
      <text:p text:style-name="P1">po :<text:span text:style-name="T5">contient les fichiers de langues</text:span></text:p>
      <text:p text:style-name="P1">po-libgimp :<text:span text:style-name="T5">contient les fichiers de langues pour le dossier correspondant</text:span></text:p>
      <text:p text:style-name="P1">po-plug-ins :<text:span text:style-name="T5">contient les fichiers de langues pour le dossier correspondant</text:span></text:p>
      <text:p text:style-name="P1">po-python :<text:span text:style-name="T5">contient les fichiers de langues pour le dossier correspondant</text:span></text:p>
      <text:p text:style-name="P1">po-script-fu :<text:span text:style-name="T5">contient les fichiers de langues pour le dossier correspondant</text:span></text:p>
      <text:p text:style-name="P1">po-tips :<text:span text:style-name="T5">contient les fichiers de langues pour le dossier correspondant</text:span></text:p>
      <text:p text:style-name="P1">themes :</text:p>
      <text:p text:style-name="P1">tool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6:21.113875451</meta:creation-date>
    <dc:date>2017-10-10T11:37:01.819685212</dc:date>
    <meta:editing-duration>PT4M48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29" meta:word-count="158" meta:character-count="1026" meta:non-whitespace-character-count="893"/>
  </office:meta>
</office:document-meta>
</file>